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tyle="normal" fo:font-weight="normal" officeooo:rsid="0011b6fe" officeooo:paragraph-rsid="000a489a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tyle="normal" fo:font-weight="normal" officeooo:rsid="00132f2e" officeooo:paragraph-rsid="000a489a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tyle="normal" fo:font-weight="normal" officeooo:rsid="000be00a" officeooo:paragraph-rsid="000be00a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tyle="normal" fo:font-weight="normal" officeooo:rsid="000dd948" officeooo:paragraph-rsid="000dd948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tyle="normal" fo:font-weight="bold" officeooo:rsid="0011b6fe" officeooo:paragraph-rsid="000be00a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tyle="normal" fo:font-weight="bold" officeooo:rsid="0011b6fe" officeooo:paragraph-rsid="000a489a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tyle="normal" fo:font-weight="bold" officeooo:rsid="00132f2e" officeooo:paragraph-rsid="000a489a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1b6fe" officeooo:paragraph-rsid="000a489a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be00a" officeooo:paragraph-rsid="000be00a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1b6fe" officeooo:paragraph-rsid="000a489a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tyle="italic" fo:font-weight="normal" officeooo:rsid="0011b6fe" officeooo:paragraph-rsid="000a489a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italic" fo:font-weight="normal" officeooo:rsid="00132f2e" officeooo:paragraph-rsid="000a489a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tyle="italic" fo:font-weight="normal" officeooo:rsid="000be00a" officeooo:paragraph-rsid="000be00a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tyle="normal" fo:font-weight="normal" officeooo:rsid="00112ab0" officeooo:paragraph-rsid="00112ab0" style:font-style-asian="normal" style:font-weight-asian="normal" style:font-style-complex="normal" style:font-weight-complex="normal"/>
    </style:style>
    <style:style style:name="T1" style:family="text">
      <style:text-properties officeooo:rsid="00132f2e"/>
    </style:style>
    <style:style style:name="T2" style:family="text">
      <style:text-properties officeooo:rsid="000a489a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0be00a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0dd948"/>
    </style:style>
    <style:style style:name="T7" style:family="text">
      <style:text-properties officeooo:rsid="000f4900"/>
    </style:style>
    <style:style style:name="T8" style:family="text">
      <style:text-properties officeooo:rsid="00112a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XERCÍCIOS – <text:span text:style-name="T2">EXPRESSÕES REGULARES</text:span></text:p>
      <text:p text:style-name="P10"/>
      <text:p text:style-name="P9">Exercício 1</text:p>
      <text:p text:style-name="P13">Objetivo: identificar o paralelismo entre máquinas de estado e expressões regulares</text:p>
      <text:p text:style-name="P3">a) Desenhe a máquina de estados correspondente à expressão regular (OLA)</text:p>
      <text:p text:style-name="P3">b) Desenhea máquina de estados correspondente à expressão regular [Oo](LA)</text:p>
      <text:p text:style-name="P3">c) Desenhe a máquina de estados correspondente à expressão regular [ (OI)(OLA) ]</text:p>
      <text:p text:style-name="P11"/>
      <text:p text:style-name="P8">Exercício <text:span text:style-name="T4">2</text:span></text:p>
      <text:p text:style-name="P11">Objetivo: projetar <text:span text:style-name="T2">expressões regulares</text:span> capazes de reconhecer sequências específicas de caracteres</text:p>
      <text:p text:style-name="P1"/>
      <text:p text:style-name="P1">a) <text:span text:style-name="T2">Escreva</text:span> uma <text:span text:style-name="T2">expressão regular</text:span> capaz de reconhecer a cadeia de caraceres “FEEC”.</text:p>
      <text:p text:style-name="P1">b) <text:span text:style-name="T2">Escreva uma expressão regular </text:span>capaz de reconhecer a cadeia de caraceres “feec”</text:p>
      <text:p text:style-name="P1">c) <text:span text:style-name="T2">Escreva uma expressão regular</text:span> capaz de reconhecer as cadeias “FEEC” e “feec”</text:p>
      <text:p text:style-name="P1">d) <text:span text:style-name="T2">Escreva uma expressão regular</text:span> capaz de reconhecer as cadeia “FEEC” sem sensibilidade a maiúsculas e minúsculas, ou seja, “FeEc” também é uma cadeia válida.</text:p>
      <text:p text:style-name="P1"/>
      <text:p text:style-name="P5">Exercício 3</text:p>
      <text:p text:style-name="P11">Objetivo:<text:span text:style-name="T3"> </text:span>identificar o paralelismo entre máquinas de estado e expressões regulares com caracteres repetidos e opcionais</text:p>
      <text:p text:style-name="P1">a) Desenhe a máquina de estados correspondente à expressão regular <text:span text:style-name="T4">TE+STE</text:span></text:p>
      <text:p text:style-name="P3">b) Desenhe a máquina de estados correspondente à expressão <text:span text:style-name="T6">regular </text:span>O?K</text:p>
      <text:p text:style-name="P3">c) Desenhe a m<text:span text:style-name="T6">á</text:span>quina de estados correspondente à expressão <text:span text:style-name="T6">regular [0]*50</text:span></text:p>
      <text:p text:style-name="P4">d) Desenhe a máquina de estados correspondente à expressão regular [01]+</text:p>
      <text:p text:style-name="P11"/>
      <text:p text:style-name="P6">Exercício <text:span text:style-name="T6">4</text:span></text:p>
      <text:p text:style-name="P11">Objetivo: incorporar caracteres opcionais na<text:span text:style-name="T2">s expressões regulares</text:span></text:p>
      <text:p text:style-name="P1"/>
      <text:p text:style-name="P1">a) <text:span text:style-name="T2">Escreva</text:span> uma <text:span text:style-name="T2">expressão regular</text:span> capaz de reconhecer a cadeia “FEEC”, mas de tal forma que o “C” seja opcional, ou seja, “FEE” também é uma cadeia válida.</text:p>
      <text:p text:style-name="P1">b) <text:span text:style-name="T2">Escreva</text:span> uma <text:span text:style-name="T2">expressão regular</text:span> capaz de reconhecer todas as variações de “FEEC” com qualquer número de espaços entre as letras (ou seja: “F e <text:s text:c="5"/>E C” é uma cadeia válida)</text:p>
      <text:p text:style-name="P1"/>
      <text:p text:style-name="P6">Exercício <text:span text:style-name="T6">5</text:span></text:p>
      <text:p text:style-name="P11">Objetivo: <text:span text:style-name="T1">definir expressões regulares usando categorias de caracteres</text:span></text:p>
      <text:p text:style-name="P1"/>
      <text:p text:style-name="P2">a) <text:span text:style-name="T2">Escreva uma expressão regular</text:span> capaz de reconhecer qualquer sequência de caracteres que represente um número inteiro.</text:p>
      <text:p text:style-name="P2">b) <text:span text:style-name="T2">Escreva uma expressão regular</text:span> capaz de reconhecer qualquer sequência de caraceres que represente um número escrito como ponto flutuante.</text:p>
      <text:p text:style-name="P2">c) <text:span text:style-name="T2">Escreva uma expressão regular</text:span> capaz de reconhecer qualquer sigla válida (não necessariamente existente) de disciplinas da Unicamp.</text:p>
      <text:p text:style-name="P7"/>
      <text:p text:style-name="P7">Exercício <text:span text:style-name="T6">6</text:span></text:p>
      <text:p text:style-name="P12">Objetivo: aplicar <text:span text:style-name="T2">expressões regulares</text:span> para reconhecimento em <text:span text:style-name="T7">busca por arquivos no computador</text:span></text:p>
      <text:p text:style-name="P2"/>
      <text:p text:style-name="P14">Troque a expressão regular em negrito abaixo de tal forma que a linha de comando fique equivalente a <text:span text:style-name="T5">“ls -R *.c”</text:span>:</text:p>
      <text:p text:style-name="P14"/>
      <text:p text:style-name="P14">&gt; ls -R | grep -w -E “expressao_regular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1:37:07.579122515</meta:creation-date>
    <dc:date>2019-02-11T09:47:53.208308697</dc:date>
    <meta:editing-duration>PT42M24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31" meta:word-count="365" meta:character-count="2416" meta:non-whitespace-character-count="2076"/>
  </office:meta>
</office:document-meta>
</file>